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paragraph-properties fo:margin-left="0cm" fo:margin-right="-0.159cm" fo:text-align="justify" style:justify-single-word="false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Gill Sans MT_CCJU" fo:font-style="normal" style:font-style-asian="normal" style:font-weight-asian="normal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-0.159cm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5" style:family="paragraph" style:parent-style-name="Footer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tyle="normal" style:font-style-asian="normal" style:font-weight-asian="normal" style:font-style-complex="normal" style:font-weight-complex="normal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commun/dateAdresse/dateAdresse#%</text:p>
      <text:p text:style-name="P1"/>
      <text:p text:style-name="P1"/>
      <text:p text:style-name="P1">%#include AL/declarationVersement/declarationVersementInfoCommun#%</text:p>
      <text:p text:style-name="P1"/>
      <text:p text:style-name="P1">%#include AL/CVCI/declarationVersement/declarationVersementList#%</text:p>
      <text:p text:style-name="P1"/>
      <text:p text:style-name="P2">%=remLineWhenBlank(declaration_versement_destination_text,-1)=%</text:p>
      <text:p text:style-name="P1"/>
      <text:p text:style-name="P1"/>
      <text:p text:style-name="P4">%#include AL/commun/signatures/standard#%</text:p>
      <text:p text:style-name="P3">%=pushToEnd()=%</text:p>
      <text:p text:style-name="P5">%#include AL/declarationVersement/declarationVersement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52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0-02-25T16:00:14</meta:creation-date>
    <dc:date>2014-11-04T16:55:33.67</dc:date>
    <meta:editing-cycles>44</meta:editing-cycles>
    <meta:editing-duration>PT1H47M9S</meta:editing-duration>
    <meta:document-statistic meta:table-count="0" meta:image-count="0" meta:object-count="0" meta:page-count="1" meta:paragraph-count="7" meta:word-count="12" meta:character-count="360"/>
    <meta:user-defined meta:name="Info 1"/>
    <meta:user-defined meta:name="Info 2"/>
    <meta:user-defined meta:name="Info 3"/>
    <meta:user-defined meta:name="Info 4"/>
  </office:meta>
</office:document-meta>
</file>